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51cm" draw:z-index="0"><draw:image xlink:href="../../odt/images/0219.png" xlink:type="simple" xlink:show="embed" xlink:actuate="onLoad"/></draw:frame></text:p>
          </table:table-cell>
          <table:table-cell table:style-name="Table1.B1" office:value-type="string">
            <text:h text:style-name="P3" text:outline-level="1">Фактор сплющиваемост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559cm" draw:z-index="0"><draw:image xlink:href="../../odt/images/021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фактора сплющиваемости (четвертого момента) входного сигнала. </text:p>
            <text:p text:style-name="P5">Фактор сплющиваемости подсчитывается по следующей формуле:</text:p>
            <text:p text:style-name="P6"><draw:frame draw:style-name="fr3" draw:name="Объект1" text:anchor-type="as-char" svg:width="6.909cm" svg:height="1.81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где<draw:frame draw:style-name="fr3" draw:name="Объект2" text:anchor-type="as-char" svg:width="0.639cm" svg:height="0.54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объем выборки (количество значений),</text:p>
            <text:p text:style-name="P5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значения <text:s/>i-го элемента выборки,</text:p>
            <text:p text:style-name="P5"><draw:frame draw:style-name="fr3" draw:name="Объект4" text:anchor-type="as-char" svg:width="0.725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– математическое ожидание случайной величины.</text:p>
            <text:p text:style-name="P5">Фактор сплющиваемости характеризует отклонение формы кривой плотности вероятности от нормального закона распределения. Для нормального закона эта величина равна <text:span text:style-name="T2">0</text:span>.</text:p>
            <text:p text:style-name="P5">Блок имеет 1 <text:span text:style-name="T3">входной</text:span> порт и 1 <text:span text:style-name="T3">выходной</text:span> порт. Входной сигнал может быть <text:span text:style-name="T3">векторным</text:span>. <text:s/>Размерность выходного сигнала <text:span text:style-name="T3">всегда равна</text:span> размерности входного сигнала.</text:p>
            <text:p text:style-name="P5"><text:span text:style-name="T2">Свойства</text:span>:</text:p>
            <text:list xml:id="list4988197048048867437" text:style-name="L1">
              <text:list-item>
                <text:p text:style-name="P8">Размер серии – значение этого свойства определяет размер серии в выборке.</text:p>
              </text:list-item>
              <text:list-item>
                <text:p text:style-name="P9"><text:span text:style-name="T4">Расчет по всей выборке (</text:span><text:span text:style-name="T5">Да</text:span><text:span text:style-name="T4"> или </text:span><text:span text:style-name="T5">Нет</text:span><text:span text:style-name="T4">) – если это свойство имеет значение </text:span><text:span text:style-name="T5">Нет</text:span><text:span text:style-name="T4">, то </text:span><text:span text:style-name="T6">фактор сплющиваемости</text:span><text:span text:style-name="T4"> вычисляется по отдельным сериям. Если значение свойства равно </text:span><text:span text:style-name="T5">Да</text:span><text:span text:style-name="T4">, то </text:span><text:span text:style-name="T6">фактор сплющиваемости</text:span><text:span text:style-name="T4"> уточняется сразу же после получения очередного нового значения сигнала на </text:span><text:span text:style-name="T6">входе</text:span><text:span text:style-name="T4"> в блок.</text:span></text:p>
              </text:list-item>
              <text:list-item>
                <text:p text:style-name="P9"><text:span text:style-name="T4">Период квантования – значение этого свойства определяет длительность временного интервала между </text:span><text:span text:style-name="T6">двумя последовательными</text:span><text:span text:style-name="T4"> считываниями значений сигнала на входе блока. Если это свойство равно </text:span><text:span text:style-name="T5">0</text:span><text:span text:style-name="T4"> (нулю), то считывание производится с периодом, </text:span><text:span text:style-name="T6">равным шагу интегрирования</text:span><text:span text:style-name="T4">.</text:span></text:p>
              </text:list-item>
              <text:list-item>
                <text:p text:style-name="P8">Удаление линейного тренда (<text:span text:style-name="T2">Да</text:span> или <text:span text:style-name="T2">Нет</text:span>) – если это свойство имеет значение <text:span text:style-name="T2">Да</text:span>, то из массива <text:span text:style-name="T3">накопленных</text:span> значений входного сигнала предварительно вычитается линейный трен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ктор сплющиваемости</dc:title>
    <dc:date>2012-02-06T23:40:07.55</dc:date>
    <meta:generator>OpenOffice_Beta/4.1.0$Win32 OpenOffice.org_project/410m14$Build-9760</meta:generator>
    <meta:editing-duration>PT6H45M47S</meta:editing-duration>
    <meta:editing-cycles>167</meta:editing-cycles>
    <dc:creator>Александр </dc:creator>
    <meta:document-statistic meta:table-count="1" meta:image-count="2" meta:object-count="4" meta:page-count="1" meta:paragraph-count="19" meta:word-count="196" meta:character-count="144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T</mi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row>
              <msup>
                <mfenced open="(" close=")">
                  <mrow>
                    <mfrac>
                      <mrow>
                        <mrow>
                          <msub>
                            <mi>x</mi>
                            <mi>i</mi>
                          </msub>
                          <mo stretchy="false">−</mo>
                          <mi>M</mi>
                        </mrow>
                      </mrow>
                      <mrow>
                        <mo stretchy="false">σ</mo>
                      </mrow>
                    </mfrac>
                  </mrow>
                </mfenced>
                <mn>4</mn>
              </msup>
              <mo stretchy="false">−</mo>
              <mn>3</mn>
            </mrow>
          </mrow>
        </mrow>
      </mrow>
    </mrow>
    <annotation encoding="StarMath 5.0">T ~=~  {{1} over {N}} cdot sum from{i=1} to {N} {left ( {x_i - M} over {%sigma} right )^4 - 3 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